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stroke="solid" svg:stroke-color="#000000" draw:fill="none" draw:fill-color="#ffffff" fo:min-height="1.8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4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solid" svg:stroke-color="#000000" draw:fill="none" draw:fill-color="#ffffff" fo:min-height="1.9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28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29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0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2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ed1c24"/>
    </style:style>
    <style:style style:name="P11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2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style:text-properties fo:color="#ed1c24"/>
    </style:style>
    <style:style style:name="P18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ed1c24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3.539cm" svg:height="2.921cm" svg:x="43.037cm" svg:y="10.779cm">
          <draw:text-box>
            <text:p text:style-name="P10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574cm" svg:height="3.016cm" svg:x="4.92cm" svg:y="9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9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9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3.962cm" svg:height="2.053cm" svg:x="42.918cm" svg:y="5.17cm">
          <draw:text-box>
            <text:p><text:span text:style-name="T2">Cycle: </text:span><text:span text:style-name="T9">1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3" draw:text-style-name="P15" draw:layer="layout" svg:width="1.285cm" svg:height="1.826cm" svg:x="3.984cm" svg:y="24.695cm">
          <draw:text-box>
            <text:p><text:span text:style-name="T4">0</text:span></text:p>
          </draw:text-box>
        </draw:frame>
        <draw:frame draw:style-name="gr23" draw:text-style-name="P15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3" draw:text-style-name="P15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10" draw:text-style-name="P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6" draw:text-style-name="P6" draw:layer="layout" svg:width="13.861cm" svg:height="2.202cm" svg:x="43.019cm" svg:y="24.071cm">
          <draw:text-box>
            <text:p><text:span text:style-name="T2">@: </text:span><text:span text:style-name="T9">0x00000000</text:span><text:span text:style-name="T2"> </text:span></text:p>
          </draw:text-box>
        </draw:frame>
        <draw:frame draw:style-name="gr27" draw:text-style-name="P16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28" draw:text-style-name="P1" draw:layer="layout" svg:x1="22.844cm" svg:y1="38.338cm" svg:x2="22.844cm" svg:y2="41.894cm">
          <text:p/>
        </draw:line>
        <draw:connector draw:style-name="gr29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0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1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1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1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1" draw:text-style-name="P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/text:span></text:p>
          </draw:text-box>
        </draw:frame>
        <draw:frame draw:style-name="gr26" draw:text-style-name="P6" draw:layer="layout" svg:width="10.05cm" svg:height="2.202cm" svg:x="43.02cm" svg:y="29.271cm">
          <draw:text-box>
            <text:p><text:span text:style-name="T2">set: </text:span><text:span text:style-name="T9">0</text:span><text:span text:style-name="T2"> </text:span></text:p>
          </draw:text-box>
        </draw:frame>
        <draw:frame draw:style-name="gr26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/text:span></text:p>
          </draw:text-box>
        </draw:frame>
        <draw:frame draw:style-name="gr23" draw:text-style-name="P18" draw:layer="layout" svg:width="1.285cm" svg:height="1.826cm" svg:x="2.285cm" svg:y="24.695cm">
          <draw:text-box>
            <text:p text:style-name="P17"><text:span text:style-name="T11">0</text:span></text:p>
          </draw:text-box>
        </draw:frame>
        <draw:frame draw:style-name="gr23" draw:text-style-name="P15" draw:layer="layout" svg:width="1.285cm" svg:height="1.826cm" svg:x="2.284cm" svg:y="28.395cm">
          <draw:text-box>
            <text:p><text:span text:style-name="T4">1</text:span></text:p>
          </draw:text-box>
        </draw:frame>
        <draw:frame draw:style-name="gr23" draw:text-style-name="P15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3" draw:text-style-name="P15" draw:layer="layout" svg:width="1.285cm" svg:height="1.826cm" svg:x="2.286cm" svg:y="35.695cm">
          <draw:text-box>
            <text:p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05T17:56:46.687337188</dc:date>
    <meta:editing-duration>PT7H15M31S</meta:editing-duration>
    <meta:editing-cycles>36</meta:editing-cycles>
    <meta:generator>LibreOffice/6.0.6.2$Linux_X86_64 LibreOffice_project/00m0$Build-2</meta:generator>
    <meta:document-statistic meta:object-count="169"/>
  </office:meta>
</office:document-meta>
</file>